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top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top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</style:style>
    <style:style style:name="ce7" style:family="table-cell" style:parent-style-name="Default" style:data-style-name="N1"/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Normal_32_2" style:data-style-name="N1">
      <style:table-cell-properties style:vertical-align="automatic" fo:background-color="transparent" style:cell-protect="protected"/>
    </style:style>
    <style:style style:name="ce12" style:family="table-cell" style:parent-style-name="Excel_32_Built-in_32_Hyperlink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563C1" style:text-underline-style="none" style:text-underline-type="none"/>
    </style:style>
    <style:style style:name="ce13" style:family="table-cell" style:parent-style-name="Currency" style:data-style-name="N34">
      <style:table-cell-properties style:vertical-align="top" fo:background-color="#729FC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Currency" style:data-style-name="N34">
      <style:table-cell-properties style:vertical-align="automatic" fo:background-color="transparent"/>
      <style:text-properties fo:color="#000000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7.17020833333333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totyping_Parts_Order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14"/>
        <table:table-column table:style-name="co8" table:default-cell-style-name="ce14"/>
        <table:table-column table:style-name="co4" table:default-cell-style-name="ce8"/>
        <table:table-column table:style-name="co9" table:default-cell-style-name="ce9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Short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Supplier PN</text:p>
          </table:table-cell>
          <table:table-cell office:value-type="string" table:style-name="ce2">
            <text:p>Mfg. PN</text:p>
          </table:table-cell>
          <table:table-cell office:value-type="string" table:style-name="ce3">
            <text:p>Qty.</text:p>
          </table:table-cell>
          <table:table-cell office:value-type="string" table:style-name="ce13">
            <text:p>Unit Price</text:p>
          </table:table-cell>
          <table:table-cell office:value-type="string" table:style-name="ce13">
            <text:p>Ext. Price</text:p>
          </table:table-cell>
          <table:table-cell office:value-type="string" table:style-name="ce4">
            <text:p>Date Ordered</text:p>
          </table:table-cell>
          <table:table-cell office:value-type="string" table:style-name="ce2">
            <text:p>Supplier Link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3LO1I CRT Tube</text:p>
          </table:table-cell>
          <table:table-cell office:value-type="string" table:style-name="ce5">
            <text:p>3LO1I (3ЛО1И) CRT oscilloscope cathode-ray tube</text:p>
          </table:table-cell>
          <table:table-cell office:value-type="string" table:style-name="ce1">
            <text:p>Tubes-Store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currency" office:value="30" table:style-name="ce14">
            <text:p><text:s/>$30.00<text:s/></text:p>
          </table:table-cell>
          <table:table-cell office:value-type="currency" office:value="30" table:formula="of:=[.F2]*[.G2]" table:style-name="ce14">
            <text:p><text:s/>$30.00<text:s/></text:p>
          </table:table-cell>
          <table:table-cell office:value-type="date" office:date-value="2021-04-23T00:00:00" table:style-name="ce8">
            <text:p>2021-04-23</text:p>
          </table:table-cell>
          <table:table-cell office:value-type="string" table:style-name="ce9">
            <text:p><text:a xlink:href="https://tubes-store.com/product_info.php?cPath=32_100&amp;products_id=1255&amp;osCsid=ojmh2nap15ab6679cj3gerg163">https://tubes-store.com/product_info.php?cPath=32_100&amp;products_id=1255&amp;osCsid=ojmh2nap15ab6679cj3gerg163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L-31 Socket (for 3LO1I) x6</text:p>
          </table:table-cell>
          <table:table-cell office:value-type="string" table:style-name="ce5">
            <text:p>6x Sockets for CRT 3LO1I 5LO2I 6LO1I 6LO2I 6LO3I for nixie IN-4 IN-18 IN-7</text:p>
          </table:table-cell>
          <table:table-cell office:value-type="string" table:style-name="ce1">
            <text:p>Amazon</text:p>
          </table:table-cell>
          <table:table-cell table:number-columns-repeated="2" table:style-name="ce6"/>
          <table:table-cell office:value-type="float" office:value="1" table:style-name="ce7">
            <text:p>1</text:p>
          </table:table-cell>
          <table:table-cell office:value-type="currency" office:value="35" table:style-name="ce14">
            <text:p><text:s/>$35.00<text:s/></text:p>
          </table:table-cell>
          <table:table-cell office:value-type="currency" office:value="35" table:formula="of:=[.F3]*[.G3]" table:style-name="ce14">
            <text:p><text:s/>$35.00<text:s/></text:p>
          </table:table-cell>
          <table:table-cell office:value-type="date" office:date-value="2021-05-15T00:00:00" table:style-name="ce8">
            <text:p>2021-05-15</text:p>
          </table:table-cell>
          <table:table-cell office:value-type="string" table:style-name="ce10">
            <text:p><text:a xlink:href="https://www.amazon.com/Sockets-3LO1I-5LO2I-6LO1I-6LO2I/dp/B07Q468DZ4">https://www.amazon.com/Sockets-3LO1I-5LO2I-6LO1I-6LO2I/dp/B07Q468DZ4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00V Supply</text:p>
          </table:table-cell>
          <table:table-cell office:value-type="string" table:style-name="ce6">
            <text:p>DC DC CONVERTER 500V 5W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277-PHV12-0.5K10000P-ND</text:p>
          </table:table-cell>
          <table:table-cell office:value-type="string" table:style-name="ce6">
            <text:p>PHV12-0.5K10000P</text:p>
          </table:table-cell>
          <table:table-cell office:value-type="float" office:value="1" table:style-name="ce7">
            <text:p>1</text:p>
          </table:table-cell>
          <table:table-cell office:value-type="currency" office:value="219.96" table:style-name="ce14">
            <text:p><text:s/>$219.96<text:s/></text:p>
          </table:table-cell>
          <table:table-cell office:value-type="currency" office:value="219.96" table:formula="of:=[.F4]*[.G4]" table:style-name="ce14">
            <text:p><text:s/>$219.96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Battery Monitor Chip</text:p>
          </table:table-cell>
          <table:table-cell office:value-type="string" table:style-name="ce6">
            <text:p>IC BATT MON MULTI 3-5C 20TSSOP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96-39960-1-ND</text:p>
          </table:table-cell>
          <table:table-cell office:value-type="string" table:style-name="ce6">
            <text:p>BQ7692006PWR</text:p>
          </table:table-cell>
          <table:table-cell office:value-type="float" office:value="3" table:style-name="ce7">
            <text:p>3</text:p>
          </table:table-cell>
          <table:table-cell office:value-type="currency" office:value="2.98" table:style-name="ce14">
            <text:p><text:s/>$2.98<text:s/></text:p>
          </table:table-cell>
          <table:table-cell office:value-type="currency" office:value="8.94" table:formula="of:=[.F5]*[.G5]" table:style-name="ce14">
            <text:p><text:s/>$8.94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6.8M High Power Resistor</text:p>
          </table:table-cell>
          <table:table-cell office:value-type="string" table:style-name="ce6">
            <text:p>2W 6.8 MEG OHM 2%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368-2W568-ND</text:p>
          </table:table-cell>
          <table:table-cell office:value-type="string" table:style-name="ce6">
            <text:p>2W568</text:p>
          </table:table-cell>
          <table:table-cell office:value-type="float" office:value="10" table:style-name="ce7">
            <text:p>10</text:p>
          </table:table-cell>
          <table:table-cell office:value-type="currency" office:value="0.30399999999999999" table:style-name="ce14">
            <text:p><text:s/>$0.30<text:s/></text:p>
          </table:table-cell>
          <table:table-cell office:value-type="currency" office:value="3.04" table:formula="of:=[.F6]*[.G6]" table:style-name="ce14">
            <text:p><text:s/>$3.04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33K High Power Resistor</text:p>
          </table:table-cell>
          <table:table-cell office:value-type="string" table:style-name="ce6">
            <text:p>RES-1W 33K OHM 2%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368-1W333-ND</text:p>
          </table:table-cell>
          <table:table-cell office:value-type="string" table:style-name="ce6">
            <text:p>1W333</text:p>
          </table:table-cell>
          <table:table-cell office:value-type="float" office:value="10" table:style-name="ce7">
            <text:p>10</text:p>
          </table:table-cell>
          <table:table-cell office:value-type="currency" office:value="0.14299999999999999" table:style-name="ce14">
            <text:p><text:s/>$0.14<text:s/></text:p>
          </table:table-cell>
          <table:table-cell office:value-type="currency" office:value="1.43" table:formula="of:=[.F7]*[.G7]" table:style-name="ce14">
            <text:p><text:s/>$1.43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39K High Power Resistor</text:p>
          </table:table-cell>
          <table:table-cell office:value-type="string" table:style-name="ce6">
            <text:p>RES-1W 39K OHM 2%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368-1W339-ND</text:p>
          </table:table-cell>
          <table:table-cell office:value-type="string" table:style-name="ce6">
            <text:p>1W339</text:p>
          </table:table-cell>
          <table:table-cell office:value-type="float" office:value="10" table:style-name="ce7">
            <text:p>10</text:p>
          </table:table-cell>
          <table:table-cell office:value-type="currency" office:value="0.14299999999999999" table:style-name="ce14">
            <text:p><text:s/>$0.14<text:s/></text:p>
          </table:table-cell>
          <table:table-cell office:value-type="currency" office:value="1.43" table:formula="of:=[.F8]*[.G8]" table:style-name="ce14">
            <text:p><text:s/>$1.43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ESP32 Wireless MCU Module</text:p>
          </table:table-cell>
          <table:table-cell office:value-type="string" table:style-name="ce6">
            <text:p>RX TXRX MOD WIFI EXT IPEX SMD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965-ESP32-WROVER-IE(16MB)CT-ND</text:p>
          </table:table-cell>
          <table:table-cell office:value-type="string" table:style-name="ce6">
            <text:p>ESP32-WROVER-IE (16MB)</text:p>
          </table:table-cell>
          <table:table-cell office:value-type="float" office:value="3" table:style-name="ce11">
            <text:p>3</text:p>
          </table:table-cell>
          <table:table-cell office:value-type="currency" office:value="3.9" table:style-name="ce14">
            <text:p><text:s/>$3.90<text:s/></text:p>
          </table:table-cell>
          <table:table-cell office:value-type="currency" office:value="11.7" table:formula="of:=[.F9]*[.G9]" table:style-name="ce14">
            <text:p><text:s/>$11.70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High Voltage Diode</text:p>
          </table:table-cell>
          <table:table-cell office:value-type="string" table:style-name="ce6">
            <text:p>DIODE GEN PURP 1.3KV 1A DO41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655-1707-1-ND</text:p>
          </table:table-cell>
          <table:table-cell office:value-type="string" table:style-name="ce6">
            <text:p>BY133TA</text:p>
          </table:table-cell>
          <table:table-cell office:value-type="float" office:value="10" table:style-name="ce11">
            <text:p>10</text:p>
          </table:table-cell>
          <table:table-cell office:value-type="currency" office:value="0.13100000000000001" table:style-name="ce14">
            <text:p><text:s/>$0.13<text:s/></text:p>
          </table:table-cell>
          <table:table-cell office:value-type="currency" office:value="1.31" table:formula="of:=[.F10]*[.G10]" table:style-name="ce14">
            <text:p><text:s/>$1.31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High Voltage BJT</text:p>
          </table:table-cell>
          <table:table-cell office:value-type="string" table:style-name="ce6">
            <text:p>TRANS NPN 550V 5A TO-220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497-12451-5-ND</text:p>
          </table:table-cell>
          <table:table-cell office:value-type="string" table:style-name="ce6">
            <text:p>BUL1203E</text:p>
          </table:table-cell>
          <table:table-cell office:value-type="float" office:value="10" table:style-name="ce11">
            <text:p>10</text:p>
          </table:table-cell>
          <table:table-cell office:value-type="currency" office:value="1.4790000000000001" table:style-name="ce14">
            <text:p><text:s/>$1.48<text:s/></text:p>
          </table:table-cell>
          <table:table-cell office:value-type="currency" office:value="14.790000000000001" table:formula="of:=[.F11]*[.G11]" table:style-name="ce14">
            <text:p><text:s/>$14.79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P-ch MOSFET (Batt. Monitor)</text:p>
          </table:table-cell>
          <table:table-cell office:value-type="string" table:style-name="ce6">
            <text:p>MOSFET P-CH 60V 250MA TO92-3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VP2106N3-G-ND</text:p>
          </table:table-cell>
          <table:table-cell office:value-type="string" table:style-name="ce6">
            <text:p>VP2106N3-G</text:p>
          </table:table-cell>
          <table:table-cell office:value-type="float" office:value="10" table:style-name="ce11">
            <text:p>10</text:p>
          </table:table-cell>
          <table:table-cell office:value-type="currency" office:value="0.5" table:style-name="ce14">
            <text:p><text:s/>$0.50<text:s/></text:p>
          </table:table-cell>
          <table:table-cell office:value-type="currency" office:value="5" table:formula="of:=[.F12]*[.G12]" table:style-name="ce14">
            <text:p><text:s/>$5.00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N-ch MOSFET (Batt. Monitor)</text:p>
          </table:table-cell>
          <table:table-cell office:value-type="string" table:style-name="ce6">
            <text:p>MOSFET N-CH 60V 200MA TO92-3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N7000-D75ZFSCT-ND</text:p>
          </table:table-cell>
          <table:table-cell office:value-type="string" table:style-name="ce6">
            <text:p>2N7000-D75Z</text:p>
          </table:table-cell>
          <table:table-cell office:value-type="float" office:value="10" table:style-name="ce11">
            <text:p>10</text:p>
          </table:table-cell>
          <table:table-cell office:value-type="currency" office:value="0.30399999999999999" table:style-name="ce14">
            <text:p><text:s/>$0.30<text:s/></text:p>
          </table:table-cell>
          <table:table-cell office:value-type="currency" office:value="3.04" table:formula="of:=[.F13]*[.G13]" table:style-name="ce14">
            <text:p><text:s/>$3.04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1K Breadboard Potentiometer</text:p>
          </table:table-cell>
          <table:table-cell office:value-type="string" table:style-name="ce6">
            <text:p>POT 1K OHM 1/4W PLASTIC LINEAR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3310C-125-102L-ND</text:p>
          </table:table-cell>
          <table:table-cell office:value-type="string" table:style-name="ce6">
            <text:p>3310C-125-102L</text:p>
          </table:table-cell>
          <table:table-cell office:value-type="float" office:value="2" table:style-name="ce11">
            <text:p>2</text:p>
          </table:table-cell>
          <table:table-cell office:value-type="currency" office:value="2.9" table:style-name="ce14">
            <text:p><text:s/>$2.90<text:s/></text:p>
          </table:table-cell>
          <table:table-cell office:value-type="currency" office:value="5.8" table:formula="of:=[.F14]*[.G14]" table:style-name="ce14">
            <text:p><text:s/>$5.80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10K Breadboard Potentiometer</text:p>
          </table:table-cell>
          <table:table-cell office:value-type="string" table:style-name="ce6">
            <text:p>POT 10K OHM 1/4W PLASTIC LINEAR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3310Y-125-103L-ND</text:p>
          </table:table-cell>
          <table:table-cell office:value-type="string" table:style-name="ce6">
            <text:p>3310Y-125-103L</text:p>
          </table:table-cell>
          <table:table-cell office:value-type="float" office:value="4" table:style-name="ce11">
            <text:p>4</text:p>
          </table:table-cell>
          <table:table-cell office:value-type="currency" office:value="2.9" table:style-name="ce14">
            <text:p><text:s/>$2.90<text:s/></text:p>
          </table:table-cell>
          <table:table-cell office:value-type="currency" office:value="11.6" table:formula="of:=[.F15]*[.G15]" table:style-name="ce14">
            <text:p><text:s/>$11.60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100K Breadboard Potentiometer</text:p>
          </table:table-cell>
          <table:table-cell office:value-type="string" table:style-name="ce6">
            <text:p>POT 100K OHM 1/4W PLASTIC LINEAR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3310P-025-104L-ND</text:p>
          </table:table-cell>
          <table:table-cell office:value-type="string" table:style-name="ce6">
            <text:p>3310P-025-104L</text:p>
          </table:table-cell>
          <table:table-cell office:value-type="float" office:value="4" table:style-name="ce11">
            <text:p>4</text:p>
          </table:table-cell>
          <table:table-cell office:value-type="currency" office:value="3.9" table:style-name="ce14">
            <text:p><text:s/>$3.90<text:s/></text:p>
          </table:table-cell>
          <table:table-cell office:value-type="currency" office:value="15.6" table:formula="of:=[.F16]*[.G16]" table:style-name="ce14">
            <text:p><text:s/>$15.60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4700p High Voltage Cap. (PSU)</text:p>
          </table:table-cell>
          <table:table-cell office:value-type="string" table:style-name="ce6">
            <text:p>CAP CER 4700PF 1KV Z5V RADIAL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2368-90247-ND</text:p>
          </table:table-cell>
          <table:table-cell office:value-type="float" office:value="90247" table:style-name="ce11">
            <text:p>90247</text:p>
          </table:table-cell>
          <table:table-cell office:value-type="float" office:value="25" table:style-name="ce11">
            <text:p>25</text:p>
          </table:table-cell>
          <table:table-cell office:value-type="currency" office:value="0.22520000000000001" table:style-name="ce14">
            <text:p><text:s/>$0.23<text:s/></text:p>
          </table:table-cell>
          <table:table-cell office:value-type="currency" office:value="5.63" table:formula="of:=[.F17]*[.G17]" table:style-name="ce14">
            <text:p><text:s/>$5.63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Breadboard Pushbutton Kit</text:p>
          </table:table-cell>
          <table:table-cell office:value-type="string" table:style-name="ce6">
            <text:p>6MM RAINBOW TACTILE BUTTON DELUX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1528-2963-ND</text:p>
          </table:table-cell>
          <table:table-cell office:value-type="float" office:value="4184" table:style-name="ce11">
            <text:p>4184</text:p>
          </table:table-cell>
          <table:table-cell office:value-type="float" office:value="1" table:style-name="ce11">
            <text:p>1</text:p>
          </table:table-cell>
          <table:table-cell office:value-type="currency" office:value="9.9499999999999993" table:style-name="ce14">
            <text:p><text:s/>$9.95<text:s/></text:p>
          </table:table-cell>
          <table:table-cell office:value-type="currency" office:value="9.9499999999999993" table:formula="of:=[.F18]*[.G18]" table:style-name="ce14">
            <text:p><text:s/>$9.95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Breadboard Rocker Switches</text:p>
          </table:table-cell>
          <table:table-cell office:value-type="string" table:style-name="ce6">
            <text:p>SWITCH ROCKER SPDT 0.4VA 28V</text:p>
          </table:table-cell>
          <table:table-cell office:value-type="string" table:style-name="ce1">
            <text:p>DigiKey</text:p>
          </table:table-cell>
          <table:table-cell office:value-type="string" table:style-name="ce6">
            <text:p>563-1944-ND</text:p>
          </table:table-cell>
          <table:table-cell office:value-type="string" table:style-name="ce6">
            <text:p>CF-LD-1DC-AW2W</text:p>
          </table:table-cell>
          <table:table-cell office:value-type="float" office:value="10" table:style-name="ce11">
            <text:p>10</text:p>
          </table:table-cell>
          <table:table-cell office:value-type="currency" office:value="1.9330000000000001" table:style-name="ce14">
            <text:p><text:s/>$1.93<text:s/></text:p>
          </table:table-cell>
          <table:table-cell office:value-type="currency" office:value="19.330000000000002" table:formula="of:=[.F19]*[.G19]" table:style-name="ce14">
            <text:p><text:s/>$19.33<text:s/></text:p>
          </table:table-cell>
          <table:table-cell office:value-type="date" office:date-value="2021-05-21T00:00:00" table:style-name="ce8">
            <text:p>2021-05-21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3s 8000mAh LiPo x2</text:p>
          </table:table-cell>
          <table:table-cell office:value-type="string" table:style-name="ce1">
            <text:p>Ovonic 11.1V 50C 8000mAh Lipo Battery with Deans T Plug for RC Airplane Helicopter Car Truck Boat (2 Packs)</text:p>
          </table:table-cell>
          <table:table-cell office:value-type="string" table:style-name="ce1">
            <text:p>Amazon</text:p>
          </table:table-cell>
          <table:table-cell table:number-columns-repeated="2" table:style-name="ce1"/>
          <table:table-cell office:value-type="float" office:value="1" table:style-name="ce11">
            <text:p>1</text:p>
          </table:table-cell>
          <table:table-cell office:value-type="currency" office:value="87.99" table:style-name="ce14">
            <text:p><text:s/>$87.99<text:s/></text:p>
          </table:table-cell>
          <table:table-cell office:value-type="currency" office:value="87.99" table:formula="of:=[.F20]*[.G20]" table:style-name="ce14">
            <text:p><text:s/>$87.99<text:s/></text:p>
          </table:table-cell>
          <table:table-cell office:value-type="date" office:date-value="2021-05-21T00:00:00" table:style-name="ce8">
            <text:p>2021-05-21</text:p>
          </table:table-cell>
          <table:table-cell office:value-type="string" table:style-name="ce12">
            <text:p><text:a xlink:href="https://www.amazon.com/gp/product/B07CVDLM5R/ref=ppx_od_dt_b_asin_title_s00?ie=UTF8&amp;psc=1">https://www.amazon.com/gp/product/B07CVDLM5R/ref=ppx_od_dt_b_asin_title_s00?ie=UTF8&amp;psc=1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Po Fireproof Bag</text:p>
          </table:table-cell>
          <table:table-cell office:value-type="string" table:style-name="ce1">
            <text:p>Zeee Lipo Safe Bag Fireproof Explosionproof Bag Large Capacity Lipo Battery Storage Guard Safe Pouch for Charge &amp; Storage(8.46 x 6.5 x 5.71 in )</text:p>
          </table:table-cell>
          <table:table-cell office:value-type="string" table:style-name="ce1">
            <text:p>Amazon</text:p>
          </table:table-cell>
          <table:table-cell table:number-columns-repeated="2" table:style-name="ce1"/>
          <table:table-cell office:value-type="float" office:value="1" table:style-name="ce11">
            <text:p>1</text:p>
          </table:table-cell>
          <table:table-cell office:value-type="currency" office:value="12.59" table:style-name="ce14">
            <text:p><text:s/>$12.59<text:s/></text:p>
          </table:table-cell>
          <table:table-cell office:value-type="currency" office:value="12.59" table:formula="of:=[.F21]*[.G21]" table:style-name="ce14">
            <text:p><text:s/>$12.59<text:s/></text:p>
          </table:table-cell>
          <table:table-cell office:value-type="date" office:date-value="2021-05-21T00:00:00" table:style-name="ce8">
            <text:p>2021-05-21</text:p>
          </table:table-cell>
          <table:table-cell office:value-type="string" table:style-name="ce12">
            <text:p><text:a xlink:href="https://www.amazon.com/gp/product/B07KZQZBN2/ref=ppx_od_dt_b_asin_title_s00?ie=UTF8&amp;psc=1">https://www.amazon.com/gp/product/B07KZQZBN2/ref=ppx_od_dt_b_asin_title_s00?ie=UTF8&amp;psc=1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JST-XH Connector Set</text:p>
          </table:table-cell>
          <table:table-cell office:value-type="string" table:style-name="ce1">
            <text:p>Partstock 230pcs XH 2.54mm 2/3/4/5 Pin JST Connector Male/Female Wire Cable Header Housing Adaptor Terminal Kit</text:p>
          </table:table-cell>
          <table:table-cell office:value-type="string" table:style-name="ce1">
            <text:p>Amazon</text:p>
          </table:table-cell>
          <table:table-cell table:number-columns-repeated="2" table:style-name="ce1"/>
          <table:table-cell office:value-type="float" office:value="1" table:style-name="ce11">
            <text:p>1</text:p>
          </table:table-cell>
          <table:table-cell office:value-type="currency" office:value="7.99" table:style-name="ce14">
            <text:p><text:s/>$7.99<text:s/></text:p>
          </table:table-cell>
          <table:table-cell office:value-type="currency" office:value="7.99" table:formula="of:=[.F22]*[.G22]" table:style-name="ce14">
            <text:p><text:s/>$7.99<text:s/></text:p>
          </table:table-cell>
          <table:table-cell office:value-type="date" office:date-value="2021-05-21T00:00:00" table:style-name="ce8">
            <text:p>2021-05-21</text:p>
          </table:table-cell>
          <table:table-cell office:value-type="string" table:style-name="ce12">
            <text:p><text:a xlink:href="https://www.amazon.com/gp/product/B07Q2X899Y/ref=ppx_od_dt_b_asin_title_s00?ie=UTF8&amp;psc=1">https://www.amazon.com/gp/product/B07Q2X899Y/ref=ppx_od_dt_b_asin_title_s00?ie=UTF8&amp;psc=1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Po Battery Balance Charger</text:p>
          </table:table-cell>
          <table:table-cell office:value-type="string" table:style-name="ce1">
            <text:p>Tenergy TB6-B Balance Charger Discharger 1S-6S Digital Battery Pack Charger for NiMH/NiCD/Li-PO/Li-Fe Packs LCD Hobby Battery Charger w/ Tamiya/JST/EC3/HiTec/Deans Connectors + Power Supply 01435</text:p>
          </table:table-cell>
          <table:table-cell office:value-type="string" table:style-name="ce1">
            <text:p>Amazon</text:p>
          </table:table-cell>
          <table:table-cell table:number-columns-repeated="2" table:style-name="ce1"/>
          <table:table-cell office:value-type="float" office:value="1" table:style-name="ce11">
            <text:p>1</text:p>
          </table:table-cell>
          <table:table-cell office:value-type="currency" office:value="52.19" table:style-name="ce14">
            <text:p><text:s/>$52.19<text:s/></text:p>
          </table:table-cell>
          <table:table-cell office:value-type="currency" office:value="52.19" table:formula="of:=[.F23]*[.G23]" table:style-name="ce14">
            <text:p><text:s/>$52.19<text:s/></text:p>
          </table:table-cell>
          <table:table-cell office:value-type="date" office:date-value="2021-05-21T00:00:00" table:style-name="ce8">
            <text:p>2021-05-21</text:p>
          </table:table-cell>
          <table:table-cell office:value-type="string" table:style-name="ce12">
            <text:p><text:a xlink:href="https://www.amazon.com/gp/product/B00466PKE0/ref=ppx_od_dt_b_asin_title_s00?ie=UTF8&amp;psc=1">https://www.amazon.com/gp/product/B00466PKE0/ref=ppx_od_dt_b_asin_title_s00?ie=UTF8&amp;psc=1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SSOP-20 Breakout x3</text:p>
          </table:table-cell>
          <table:table-cell office:value-type="string" table:style-name="ce1">
            <text:p>SMT Breakout PCB for SOIC-20 or TSSOP-20 - 3 Pack!</text:p>
          </table:table-cell>
          <table:table-cell office:value-type="string" table:style-name="ce1">
            <text:p>Adafruit</text:p>
          </table:table-cell>
          <table:table-cell office:value-type="float" office:value="1206" table:style-name="ce1">
            <text:p>1206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currency" office:value="4.5" table:style-name="ce14">
            <text:p><text:s/>$4.50<text:s/></text:p>
          </table:table-cell>
          <table:table-cell office:value-type="currency" office:value="4.5" table:formula="of:=[.F24]*[.G24]" table:style-name="ce14">
            <text:p><text:s/>$4.50<text:s/></text:p>
          </table:table-cell>
          <table:table-cell office:value-type="date" office:date-value="2021-05-21T00:00:00" table:style-name="ce8">
            <text:p>2021-05-21</text:p>
          </table:table-cell>
          <table:table-cell office:value-type="string" table:style-name="ce12">
            <text:p><text:a xlink:href="https://www.adafruit.com/product/1206">https://www.adafruit.com/product/1206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SP32 Wireless MCU Breakout</text:p>
          </table:table-cell>
          <table:table-cell office:value-type="string" table:style-name="ce1">
            <text:p>Adafruit HUZZAH32 – ESP32 Breakout Board</text:p>
          </table:table-cell>
          <table:table-cell office:value-type="string" table:style-name="ce1">
            <text:p>Adafruit</text:p>
          </table:table-cell>
          <table:table-cell office:value-type="float" office:value="4172" table:style-name="ce1">
            <text:p>4172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currency" office:value="13.5" table:style-name="ce14">
            <text:p><text:s/>$13.50<text:s/></text:p>
          </table:table-cell>
          <table:table-cell office:value-type="currency" office:value="27" table:formula="of:=[.F25]*[.G25]" table:style-name="ce14">
            <text:p><text:s/>$27.00<text:s/></text:p>
          </table:table-cell>
          <table:table-cell office:value-type="date" office:date-value="2021-05-21T00:00:00" table:style-name="ce8">
            <text:p>2021-05-21</text:p>
          </table:table-cell>
          <table:table-cell office:value-type="string" table:style-name="ce12">
            <text:p><text:a xlink:href="https://www.adafruit.com/product/4172">https://www.adafruit.com/product/4172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derson Powerpole Conn. x50</text:p>
          </table:table-cell>
          <table:table-cell office:value-type="string" table:style-name="ce1">
            <text:p>Powerpole Kit 50 Red and Black Housings 100 Contacts</text:p>
          </table:table-cell>
          <table:table-cell office:value-type="string" table:style-name="ce1">
            <text:p>Andymark</text:p>
          </table:table-cell>
          <table:table-cell office:value-type="string" table:style-name="ce1">
            <text:p>am-2874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currency" office:value="72" table:style-name="ce14">
            <text:p><text:s/>$72.00<text:s/></text:p>
          </table:table-cell>
          <table:table-cell office:value-type="currency" office:value="72" table:formula="of:=[.F26]*[.G26]" table:style-name="ce14">
            <text:p><text:s/>$72.00<text:s/></text:p>
          </table:table-cell>
          <table:table-cell office:value-type="date" office:date-value="2021-05-21T00:00:00" table:style-name="ce8">
            <text:p>2021-05-21</text:p>
          </table:table-cell>
          <table:table-cell office:value-type="string" table:style-name="ce12">
            <text:p><text:a xlink:href="https://www.andymark.com/products/powerpole-kit-50-red-and-black-housings-100-contacts?sku=am-2874">https://www.andymark.com/products/powerpole-kit-50-red-and-black-housings-100-contacts?sku=am-2874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00K High Power Potentiometer</text:p>
          </table:table-cell>
          <table:table-cell office:value-type="string" table:style-name="ce1">
            <text:p>POT 100K OHM 2W CERMET LINEA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93R1A-R22-A20L-ND</text:p>
          </table:table-cell>
          <table:table-cell office:value-type="string" table:style-name="ce1">
            <text:p>93R1A-R22-A20L</text:p>
          </table:table-cell>
          <table:table-cell office:value-type="float" office:value="2" table:style-name="ce7">
            <text:p>2</text:p>
          </table:table-cell>
          <table:table-cell office:value-type="currency" office:value="6.99" table:style-name="ce14">
            <text:p><text:s/>$6.99<text:s/></text:p>
          </table:table-cell>
          <table:table-cell office:value-type="currency" office:value="13.98" table:formula="of:=[.F27]*[.G27]" table:style-name="ce14">
            <text:p><text:s/>$13.98<text:s/></text:p>
          </table:table-cell>
          <table:table-cell office:value-type="date" office:date-value="2021-06-09T00:00:00" table:style-name="ce8">
            <text:p>2021-06-09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1M High Power Potentiometer</text:p>
          </table:table-cell>
          <table:table-cell office:value-type="string" table:style-name="ce1">
            <text:p>POT 1M OHM 2W CERMET LINEA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91A1A-B28-A25L-ND</text:p>
          </table:table-cell>
          <table:table-cell office:value-type="string" table:style-name="ce1">
            <text:p>91A1A-B28-A25L</text:p>
          </table:table-cell>
          <table:table-cell office:value-type="float" office:value="2" table:style-name="ce7">
            <text:p>2</text:p>
          </table:table-cell>
          <table:table-cell office:value-type="currency" office:value="6.48" table:style-name="ce14">
            <text:p><text:s/>$6.48<text:s/></text:p>
          </table:table-cell>
          <table:table-cell office:value-type="currency" office:value="12.96" table:formula="of:=[.F28]*[.G28]" table:style-name="ce14">
            <text:p><text:s/>$12.96<text:s/></text:p>
          </table:table-cell>
          <table:table-cell office:value-type="date" office:date-value="2021-06-09T00:00:00" table:style-name="ce8">
            <text:p>2021-06-09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RS-422/RS-485 Transciever</text:p>
          </table:table-cell>
          <table:table-cell office:value-type="string" table:style-name="ce1">
            <text:p>IC TRANSCEIVER FULL 1/1 8SOI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ISL83488IBZ-TCT-ND</text:p>
          </table:table-cell>
          <table:table-cell office:value-type="string" table:style-name="ce1">
            <text:p>ISL83488IBZ-T</text:p>
          </table:table-cell>
          <table:table-cell office:value-type="float" office:value="10" table:style-name="ce7">
            <text:p>10</text:p>
          </table:table-cell>
          <table:table-cell office:value-type="currency" office:value="1.4039999999999999" table:style-name="ce14">
            <text:p><text:s/>$1.40<text:s/></text:p>
          </table:table-cell>
          <table:table-cell office:value-type="currency" office:value="14.04" table:formula="of:=[.F29]*[.G29]" table:style-name="ce14">
            <text:p><text:s/>$14.04<text:s/></text:p>
          </table:table-cell>
          <table:table-cell office:value-type="date" office:date-value="2021-06-09T00:00:00" table:style-name="ce8">
            <text:p>2021-06-09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5V 3A Switching Regulator Buck</text:p>
          </table:table-cell>
          <table:table-cell office:value-type="string" table:style-name="ce1">
            <text:p>IC REG BUCK 5V 3A TO220-5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LM2576T-5.0/NOPB-ND</text:p>
          </table:table-cell>
          <table:table-cell office:value-type="string" table:style-name="ce1">
            <text:p>LM2576T-5.0/NOPB</text:p>
          </table:table-cell>
          <table:table-cell office:value-type="float" office:value="3" table:style-name="ce7">
            <text:p>3</text:p>
          </table:table-cell>
          <table:table-cell office:value-type="currency" office:value="2.94" table:style-name="ce14">
            <text:p><text:s/>$2.94<text:s/></text:p>
          </table:table-cell>
          <table:table-cell office:value-type="currency" office:value="8.82" table:formula="of:=[.F30]*[.G30]" table:style-name="ce14">
            <text:p><text:s/>$8.82<text:s/></text:p>
          </table:table-cell>
          <table:table-cell office:value-type="date" office:date-value="2021-06-09T00:00:00" table:style-name="ce8">
            <text:p>2021-06-09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3.3V 1.5A Linear Regulator</text:p>
          </table:table-cell>
          <table:table-cell office:value-type="string" table:style-name="ce1">
            <text:p>IC REG LINEAR 3.3V 1.5A 8SOI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MCP1727T-3302E/SNCT-ND</text:p>
          </table:table-cell>
          <table:table-cell office:value-type="string" table:style-name="ce1">
            <text:p>MCP1727T-3302E/SN</text:p>
          </table:table-cell>
          <table:table-cell office:value-type="float" office:value="3" table:style-name="ce7">
            <text:p>3</text:p>
          </table:table-cell>
          <table:table-cell office:value-type="currency" office:value="0.86" table:style-name="ce14">
            <text:p><text:s/>$0.86<text:s/></text:p>
          </table:table-cell>
          <table:table-cell office:value-type="currency" office:value="2.58" table:formula="of:=[.F31]*[.G31]" table:style-name="ce14">
            <text:p><text:s/>$2.58<text:s/></text:p>
          </table:table-cell>
          <table:table-cell office:value-type="date" office:date-value="2021-06-09T00:00:00" table:style-name="ce8">
            <text:p>2021-06-09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100uH 4A Inductors</text:p>
          </table:table-cell>
          <table:table-cell office:value-type="string" table:style-name="ce1">
            <text:p>FIXED IND 100UH 4A 80 MOHM TH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535-11411-ND</text:p>
          </table:table-cell>
          <table:table-cell office:value-type="string" table:style-name="ce1">
            <text:p>AIRD-02-101K</text:p>
          </table:table-cell>
          <table:table-cell office:value-type="float" office:value="3" table:style-name="ce7">
            <text:p>3</text:p>
          </table:table-cell>
          <table:table-cell office:value-type="currency" office:value="3.69" table:style-name="ce14">
            <text:p><text:s/>$3.69<text:s/></text:p>
          </table:table-cell>
          <table:table-cell office:value-type="currency" office:value="11.07" table:formula="of:=[.F32]*[.G32]" table:style-name="ce14">
            <text:p><text:s/>$11.07<text:s/></text:p>
          </table:table-cell>
          <table:table-cell office:value-type="date" office:date-value="2021-06-09T00:00:00" table:style-name="ce8">
            <text:p>2021-06-09</text:p>
          </table:table-cell>
          <table:table-cell table:style-name="ce9"/>
          <table:table-cell table:number-columns-repeated="16374"/>
        </table:table-row>
        <table:table-row table:style-name="ro1">
          <table:table-cell office:value-type="string" table:style-name="ce1">
            <text:p>20V 5A Schottky Diodes</text:p>
          </table:table-cell>
          <table:table-cell office:value-type="string" table:style-name="ce1">
            <text:p>DIODE SCHOTTKY 20V 5A DO201A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SB520FSCT-ND</text:p>
          </table:table-cell>
          <table:table-cell office:value-type="string" table:style-name="ce1">
            <text:p>SB520</text:p>
          </table:table-cell>
          <table:table-cell office:value-type="float" office:value="10" table:style-name="ce7">
            <text:p>10</text:p>
          </table:table-cell>
          <table:table-cell office:value-type="currency" office:value="0.36899999999999999" table:style-name="ce14">
            <text:p><text:s/>$0.37<text:s/></text:p>
          </table:table-cell>
          <table:table-cell office:value-type="currency" office:value="3.69" table:formula="of:=[.F33]*[.G33]" table:style-name="ce14">
            <text:p><text:s/>$3.69<text:s/></text:p>
          </table:table-cell>
          <table:table-cell office:value-type="date" office:date-value="2021-06-09T00:00:00" table:style-name="ce8">
            <text:p>2021-06-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dafruit SMD Breakouts (SOIC/TSSOP-28 x3)</text:p>
          </table:table-cell>
          <table:table-cell office:value-type="string" table:style-name="ce1">
            <text:p>SMT ADAPTERS 3 PACK 28SOIC/TSSOP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528-1068-ND</text:p>
          </table:table-cell>
          <table:table-cell office:value-type="float" office:value="1208" table:style-name="ce1">
            <text:p>1208</text:p>
          </table:table-cell>
          <table:table-cell office:value-type="float" office:value="3" table:style-name="ce7">
            <text:p>3</text:p>
          </table:table-cell>
          <table:table-cell office:value-type="currency" office:value="4.95" table:style-name="ce14">
            <text:p><text:s/>$4.95<text:s/></text:p>
          </table:table-cell>
          <table:table-cell office:value-type="currency" office:value="14.850000000000001" table:formula="of:=[.F34]*[.G34]" table:style-name="ce14">
            <text:p><text:s/>$14.85<text:s/></text:p>
          </table:table-cell>
          <table:table-cell office:value-type="date" office:date-value="2021-06-09T00:00:00" table:style-name="ce8">
            <text:p>2021-06-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C32MX Microcontroller</text:p>
          </table:table-cell>
          <table:table-cell office:value-type="string" table:style-name="ce1">
            <text:p>IC MCU 32BIT 128KB FLASH 28SOI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PIC32MX250F128B-I/SO-ND</text:p>
          </table:table-cell>
          <table:table-cell office:value-type="string" table:style-name="ce1">
            <text:p>PIC32MX250F128B-I/SO</text:p>
          </table:table-cell>
          <table:table-cell office:value-type="float" office:value="2" table:style-name="ce7">
            <text:p>2</text:p>
          </table:table-cell>
          <table:table-cell office:value-type="currency" office:value="4.16" table:style-name="ce14">
            <text:p><text:s/>$4.16<text:s/></text:p>
          </table:table-cell>
          <table:table-cell office:value-type="currency" office:value="8.32" table:formula="of:=[.F35]*[.G35]" table:style-name="ce14">
            <text:p><text:s/>$8.32<text:s/></text:p>
          </table:table-cell>
          <table:table-cell office:value-type="date" office:date-value="2021-06-09T00:00:00" table:style-name="ce8">
            <text:p>2021-06-09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36]*[.G36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37]*[.G37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38]*[.G38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39]*[.G39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40]*[.G40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41]*[.G41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42]*[.G42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43]*[.G43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4"/>
          <table:table-cell office:value-type="currency" office:value="0" table:formula="of:=[.F44]*[.G44]" table:style-name="ce14">
            <text:p><text:s/>$-<text:s text:c="3"/></text:p>
          </table:table-cell>
          <table:table-cell table:style-name="ce8"/>
          <table:table-cell table:number-columns-repeated="16375"/>
        </table:table-row>
        <table:table-row table:number-rows-repeated="1048532" table:style-name="ro2">
          <table:table-cell table:number-columns-repeated="16384"/>
        </table:table-row>
      </table:table>
      <table:database-ranges>
        <table:database-range table:target-range-address="Prototyping_Parts_Ordered.A1:Prototyping_Parts_Ordered.J44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date-style style:name="N37">
      <number:year number:style="long"/>
      <number:text>-</number:text>
      <number:month number:style="long"/>
      <number:text>-</number:text>
      <number:day number:style="long"/>
    </number:date-style>
    <number:number-style style:name="N38P0">
      <number:text> $</number:text>
      <number:number number:decimal-places="2" number:min-integer-digits="1" number:grouping="true"/>
      <number:text> </number:text>
    </number:number-style>
    <number:number-style style:name="N38P1">
      <number:text> $(</number:text>
      <number:number number:decimal-places="2" number:min-integer-digits="1" number:grouping="true"/>
      <number:text>)</number:text>
    </number:number-style>
    <number:number-style style:name="N38P2">
      <number:text> $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urrency" style:family="table-cell" style:data-style-name="N34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urrency" style:display-name="Excel Built-in Currency" style:family="table-cell" style:data-style-name="N38">
      <style:table-cell-properties style:vertical-align="automatic" fo:background-color="transparent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Ethan Kessel</meta:initial-creator>
    <dc:creator>RedNeck SideKick</dc:creator>
    <meta:creation-date>2015-06-05T18:17:20Z</meta:creation-date>
    <dc:date>2021-06-09T22:44:10Z</dc:date>
    <meta:editing-cycles>3</meta:editing-cycles>
    <meta:editing-duration>PT318S</meta:editing-duration>
    <meta:user-defined meta:name="AppVersion">16.0300</meta:user-defined>
  </office:meta>
</office:document-meta>
</file>